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5.951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Fini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10" office:value-type="string" calcext:value-type="string">
            <text:p>Durée (j/h)</text:p>
          </table:table-cell>
          <table:table-cell table:style-name="ce1" office:value-type="string" calcext:value-type="string">
            <text:p>Ressources</text:p>
          </table:table-cell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11" table:formula="of:=[.G3]+[.G4]+[.G7]+[.G10]+[.G12]+[.G15]+[.G18]+[.G28]+[.G29]+[.G30]+[.G31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3" table:formula="of:=[.G5]+[.G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Installation et tests d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2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Déterminer les fonctionnalités intéressantes de c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3" table:formula="of:=[.G8]+[.G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3" table:formula="of:=[.G11]+[.G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1</text:p>
          </table:table-cell>
          <table:table-cell/>
          <table:table-cell table:style-name="ce8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3" table:formula="of:=[.G13]+[.G1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table:style-name="ce9" office:value-type="string" calcext:value-type="string" table:number-columns-spanned="3" table:number-rows-spanned="1">
            <text:p>Mise en place des prototypes</text:p>
          </table:table-cell>
          <table:covered-table-cell table:number-columns-repeated="2"/>
          <table:table-cell table:style-name="ce13" table:formula="of:=[.G16]+[.G17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 du prototype utilisant le logiciel Jmeter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s d'une application simple basée sur le framework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/>
          <table:table-cell table:style-name="ce7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3" table:formula="of:=[.G19]+[.G24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3" table:formula="of:=[.G20]+[.G21]+[.G22]+[.G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1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a fonctionnalité d'injection des requêtes LDAP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2</text:p>
          </table:table-cell>
          <table:table-cell table:number-columns-repeated="2"/>
          <table:table-cell table:style-name="ce8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3</text:p>
          </table:table-cell>
          <table:table-cell table:number-columns-repeated="2"/>
          <table:table-cell table:style-name="ce8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1.4</text:p>
          </table:table-cell>
          <table:table-cell table:number-columns-repeated="2"/>
          <table:table-cell table:style-name="ce8"/>
          <table:table-cell office:value-type="string" calcext:value-type="string">
            <text:p>Mise en place d'un système de récupération et d'aggrégation des temps d'exécution des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3" table:formula="of:=[.G26]+[.G2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1</text:p>
          </table:table-cell>
          <table:table-cell table:number-columns-repeated="2"/>
          <table:table-cell table:style-name="ce7"/>
          <table:table-cell office:value-type="string" calcext:value-type="string">
            <text:p>Réalisation d'une maquette de l'interface graphiqu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2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'interface graphique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6.2.3</text:p>
          </table:table-cell>
          <table:table-cell table:number-columns-repeated="2"/>
          <table:table-cell table:style-name="ce8"/>
          <table:table-cell office:value-type="string" calcext:value-type="string">
            <text:p>Intégration du lot 2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utilisateur permettant de lancer les tests et d'accéder aux résultats</text:p>
          </table:table-cell>
          <table:covered-table-cell table:style-name="ce8"/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éveloppeur permettant d'ajouter des protocoles au logiciel livré</text:p>
          </table:table-cell>
          <table:covered-table-cell table:style-name="ce8"/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'exploitation permettant d'analyser les performances du serveur testé</text:p>
          </table:table-cell>
          <table:covered-table-cell table:style-name="ce8"/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emps consommé</text:p>
          </table:table-cell>
          <table:table-cell table:formula="of:=SUMIF([.A2:.A31];[.A3];[.G2:.G31])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IF([.H2:.H31];[.C33];[.G2:.G31])" office:value-type="float" office:value="54" calcext:value-type="float">
            <text:p>54</text:p>
          </table:table-cell>
          <table:table-cell table:formula="of:=SUMIF([.H2:.H31];[.D33];[.G2:.G31])" office:value-type="float" office:value="27" calcext:value-type="float">
            <text:p>27</text:p>
          </table:table-cell>
          <table:table-cell table:formula="of:=SUMIF([.H2:.H31];[.E33];[.G2:.G31])" office:value-type="float" office:value="52" calcext:value-type="float">
            <text:p>52</text:p>
          </table:table-cell>
          <table:table-cell office:value-type="string" calcext:value-type="string">
            <text:p>Temps restant</text:p>
          </table:table-cell>
          <table:table-cell table:style-name="ce15" table:formula="of:=[.G2]-[.G33]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9:05:04.4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31S</meta:editing-duration>
    <meta:editing-cycles>22</meta:editing-cycles>
    <meta:generator>LibreOffice/4.2.6.3$Windows_x86 LibreOffice_project/3fd416d4c6db7d3204c17ce57a1d70f6e531ee21</meta:generator>
    <dc:date>2015-01-21T19:22:29.049000000</dc:date>
    <meta:document-statistic meta:table-count="1" meta:cell-count="140" meta:object-count="0"/>
    <meta:user-defined meta:name="Info 1"/>
    <meta:user-defined meta:name="Info 2"/>
    <meta:user-defined meta:name="Info 3"/>
    <meta:user-defined meta:name="Info 4"/>
  </office:meta>
</office:document-meta>
</file>